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size="16pt" fo:font-weight="bold" officeooo:paragraph-rsid="0016d252" style:font-size-asian="16pt" style:font-weight-asian="bold" style:font-size-complex="16pt" style:font-weight-complex="bold"/>
    </style:style>
    <style:style style:name="P2" style:family="paragraph" style:parent-style-name="Text_20_body" style:list-style-name="L5">
      <style:text-properties fo:font-size="16pt" fo:font-weight="bold" officeooo:paragraph-rsid="0016d252" style:font-size-asian="16pt" style:font-weight-asian="bold" style:font-size-complex="16pt" style:font-weight-complex="bold"/>
    </style:style>
    <style:style style:name="P3" style:family="paragraph" style:parent-style-name="Text_20_body">
      <style:text-properties fo:font-size="16pt" fo:font-weight="bold" officeooo:paragraph-rsid="0016d252" style:font-size-asian="16pt" style:font-weight-asian="bold" style:font-size-complex="16pt" style:font-weight-complex="bold"/>
    </style:style>
    <style:style style:name="P4" style:family="paragraph" style:parent-style-name="Text_20_body" style:list-style-name="L1">
      <style:text-properties fo:font-size="16pt" fo:font-weight="normal" officeooo:rsid="0016d252" officeooo:paragraph-rsid="0016d252" style:font-size-asian="16pt" style:font-weight-asian="normal" style:font-size-complex="16pt" style:font-weight-complex="normal"/>
    </style:style>
    <style:style style:name="P5" style:family="paragraph" style:parent-style-name="Text_20_body">
      <style:text-properties fo:font-size="16pt" fo:font-weight="normal" officeooo:rsid="0016d252" officeooo:paragraph-rsid="0016d252" style:font-size-asian="16pt" style:font-weight-asian="normal" style:font-size-complex="16pt" style:font-weight-complex="normal"/>
    </style:style>
    <style:style style:name="P6" style:family="paragraph" style:parent-style-name="Text_20_body">
      <style:text-properties fo:font-size="16pt" fo:font-weight="normal" officeooo:paragraph-rsid="0016d252" style:font-size-asian="16pt" style:font-weight-asian="normal" style:font-size-complex="16pt" style:font-weight-complex="normal"/>
    </style:style>
    <style:style style:name="P7" style:family="paragraph" style:parent-style-name="Text_20_body" style:list-style-name="L1">
      <style:text-properties officeooo:paragraph-rsid="0016d252"/>
    </style:style>
    <style:style style:name="P8" style:family="paragraph" style:parent-style-name="Text_20_body" style:list-style-name="L4">
      <style:text-properties officeooo:paragraph-rsid="0016d252"/>
    </style:style>
    <style:style style:name="P9" style:family="paragraph" style:parent-style-name="Text_20_body" style:list-style-name="L5">
      <style:text-properties officeooo:paragraph-rsid="0016d252"/>
    </style:style>
    <style:style style:name="P10" style:family="paragraph" style:parent-style-name="Text_20_body">
      <style:text-properties officeooo:paragraph-rsid="0016d252"/>
    </style:style>
    <style:style style:name="P11" style:family="paragraph" style:parent-style-name="Text_20_body" style:list-style-name="L1">
      <style:text-properties fo:font-weight="normal" officeooo:rsid="0016d252" officeooo:paragraph-rsid="0016d252" style:font-weight-asian="normal" style:font-weight-complex="normal"/>
    </style:style>
    <style:style style:name="P12" style:family="paragraph" style:parent-style-name="Text_20_body" style:list-style-name="L1">
      <style:text-properties fo:font-weight="bold" officeooo:rsid="0016d252" officeooo:paragraph-rsid="0016d252" style:font-weight-asian="bold" style:font-weight-complex="bold"/>
    </style:style>
    <style:style style:name="P13" style:family="paragraph" style:parent-style-name="Standard">
      <style:text-properties fo:font-size="16pt" fo:font-weight="bold" officeooo:paragraph-rsid="0016d252" style:font-size-asian="16pt" style:font-weight-asian="bold" style:font-size-complex="16pt" style:font-weight-complex="bold"/>
    </style:style>
    <style:style style:name="P14" style:family="paragraph" style:parent-style-name="Horizontal_20_Line">
      <style:text-properties fo:font-size="16pt" fo:font-weight="bold" officeooo:paragraph-rsid="0016d252" style:font-size-asian="16pt" style:font-weight-asian="bold" style:font-size-complex="16pt" style:font-weight-complex="bold"/>
    </style:style>
    <style:style style:name="P15" style:family="paragraph" style:parent-style-name="Heading_20_2">
      <style:text-properties officeooo:paragraph-rsid="0016d252"/>
    </style:style>
    <style:style style:name="P16" style:family="paragraph" style:parent-style-name="Heading_20_3">
      <style:text-properties officeooo:paragraph-rsid="0016d252"/>
    </style:style>
    <style:style style:name="T1" style:family="text">
      <style:text-properties fo:color="#c9211e" fo:font-size="24pt" style:font-size-asian="24pt" style:font-size-complex="24pt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color="#5b277d" fo:font-size="18pt" style:font-size-asian="18pt" style:font-size-complex="18pt"/>
    </style:style>
    <style:style style:name="T4" style:family="text">
      <style:text-properties fo:color="#5b277d" fo:font-size="16pt" fo:font-weight="bold" style:font-size-asian="16pt" style:font-weight-asian="bold" style:font-size-complex="16pt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6d252" style:font-weight-asian="normal" style:font-weight-complex="normal"/>
    </style:style>
    <style:style style:name="T13" style:family="text">
      <style:text-properties fo:font-weight="normal" officeooo:rsid="001709e0" style:font-weight-asian="normal" style:font-weight-complex="normal"/>
    </style:style>
    <style:style style:name="T14" style:family="text">
      <style:text-properties officeooo:rsid="0016d252"/>
    </style:style>
    <style:style style:name="T15" style:family="text">
      <style:text-properties officeooo:rsid="001709e0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10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2"><text:span text:style-name="Strong_20_Emphasis"><text:span text:style-name="T1">Practice Paper 2:</text:span></text:span><text:span text:style-name="Strong_20_Emphasis"><text:span text:style-name="T2"> </text:span></text:span></text:h>
      <text:h text:style-name="P15" text:outline-level="2"><text:span text:style-name="Strong_20_Emphasis"><text:span text:style-name="T2"><text:s text:c="10"/></text:span></text:span><text:span text:style-name="Strong_20_Emphasis"><text:span text:style-name="T3">Control Statements, Operators &amp; Comments</text:span></text:span></text:h>
      <text:h text:style-name="P16" text:outline-level="3"><text:span text:style-name="Strong_20_Emphasis"><text:span text:style-name="T5">Section A: </text:span></text:span></text:h>
      <text:p text:style-name="P10"><text:span text:style-name="Strong_20_Emphasis"><text:span text:style-name="T7">Answer the following in brief </text:span></text:span></text:p>
      <text:list xml:id="list1921668434" text:style-name="L1">
        <text:list-item>
          <text:p text:style-name="P1">What is a control statement? Name any three types.</text:p>
          <text:p text:style-name="P1"><text:span text:style-name="T12">Control statements change the flow of a program based on conditions or loops. They help decide what code to run and when </text:span></text:p>
        </text:list-item>
      </text:list>
      <text:p text:style-name="P5"><text:s text:c="10"/>if (condition check)</text:p>
      <text:p text:style-name="P5"><text:s text:c="9"/>for(loop through items).</text:p>
      <text:p text:style-name="P5"><text:s text:c="9"/>while(repeat untiol condition is false)</text:p>
      <text:list xml:id="list170303209615529" text:continue-numbering="true" text:style-name="L1">
        <text:list-item>
          <text:p text:style-name="P7"><text:span text:style-name="T9">Explain the difference between a </text:span><text:span text:style-name="Source_20_Text"><text:span text:style-name="T9">while</text:span></text:span><text:span text:style-name="T9"> loop and a </text:span><text:span text:style-name="Source_20_Text"><text:span text:style-name="T9">for</text:span></text:span><text:span text:style-name="T9"> loop.</text:span></text:p>
          <text:p text:style-name="P11"><text:span text:style-name="T6">While loop: Runs as ong as a condition is true.you dont always know how many times it will run</text:span></text:p>
          <text:p text:style-name="P11"><text:span text:style-name="T6">for loop: runs for a fixed number of times </text:span></text:p>
          <text:p text:style-name="P1">What is the purpose of using comments in code? Mention the syntax for writing comments in Python.</text:p>
        </text:list-item>
      </text:list>
      <text:p text:style-name="P3"><text:s text:c="3"/><text:span text:style-name="T11"><text:s text:c="5"/></text:span><text:span text:style-name="T12">Comment explain the logic of code for better understanding. They are ignored during execution… # single line comment ...”””double line coomets””””</text:span></text:p>
      <text:list xml:id="list170303742760627" text:continue-numbering="true" text:style-name="L1">
        <text:list-item>
          <text:p text:style-name="P7"><text:span text:style-name="T9">What is the difference between </text:span><text:span text:style-name="Source_20_Text"><text:span text:style-name="T9">==</text:span></text:span><text:span text:style-name="T9"> and </text:span><text:span text:style-name="Source_20_Text"><text:span text:style-name="T9">=</text:span></text:span><text:span text:style-name="T9"> operators?</text:span></text:p>
          <text:p text:style-name="P12"><text:span text:style-name="T6">= </text:span><text:span text:style-name="T10">is the assignment operator used to store value</text:span></text:p>
          <text:p text:style-name="P12"><text:span text:style-name="T10">== is the comparision operotor used to check equality</text:span></text:p>
          <text:p text:style-name="P12"><text:span text:style-name="T10"><text:s text:c="7"/>x = 6,, divya = 8</text:span></text:p>
          <text:p text:style-name="P12"><text:span text:style-name="T10"><text:s text:c="7"/>x == 10 <text:s text:c="3"/>#checks if x is equal to 10 (true)</text:span></text:p>
        </text:list-item>
        <text:list-item>
          <text:p text:style-name="P1"><text:soft-page-break/>Write the names and symbols of any four arithmetic operators.</text:p>
          <text:p text:style-name="P4">Addition +: <text:s/><text:span text:style-name="T15">print(5+4)</text:span> <text:s text:c="3"/></text:p>
          <text:p text:style-name="P4"><text:s/>sub = - <text:s text:c="5"/><text:span text:style-name="T15">print(5-3)</text:span></text:p>
        </text:list-item>
      </text:list>
      <text:p text:style-name="P14"><text:s text:c="9"/><text:span text:style-name="T12">multi = * <text:s text:c="3"/></text:span><text:span text:style-name="T13">print(5*7)</text:span></text:p>
      <text:p text:style-name="P6"><text:s text:c="8"/><text:span text:style-name="T14">division / <text:s text:c="6"/>print(4/2)</text:span></text:p>
      <text:p text:style-name="P6"/>
      <text:h text:style-name="P16" text:outline-level="3"><text:span text:style-name="Strong_20_Emphasis"><text:span text:style-name="T8">Section B:</text:span></text:span><text:span text:style-name="Strong_20_Emphasis"><text:span text:style-name="T9"> </text:span></text:span><text:span text:style-name="Strong_20_Emphasis"><text:span text:style-name="T4">Code Snippets and Explanation</text:span></text:span></text:h>
      <text:p text:style-name="P10"><text:span text:style-name="Strong_20_Emphasis"><text:span text:style-name="T9"/></text:span></text:p>
      <text:list xml:id="list2894516346" text:style-name="L4">
        <text:list-item>
          <text:p text:style-name="P8"><text:span text:style-name="T9">Write a program that checks whether a number entered by the user is positive, negative, or zero using </text:span><text:span text:style-name="Source_20_Text"><text:span text:style-name="T9">if-elif-else</text:span></text:span><text:span text:style-name="T9">.</text:span></text:p>
        </text:list-item>
        <text:list-item>
          <text:p text:style-name="P8"><text:span text:style-name="T9">Write a loop that prints all even numbers between 1 and 20 using the modulo operator </text:span><text:span text:style-name="Source_20_Text"><text:span text:style-name="T9">%</text:span></text:span><text:span text:style-name="T9">.</text:span></text:p>
        </text:list-item>
        <text:list-item>
          <text:p text:style-name="P8"><text:span text:style-name="T9">Write a Python program using a </text:span><text:span text:style-name="Source_20_Text"><text:span text:style-name="T9">while</text:span></text:span><text:span text:style-name="T9"> loop to calculate the sum of the first 10 natural numbers. Include a comment explaining the loop.</text:span></text:p>
        </text:list-item>
        <text:list-item>
          <text:p text:style-name="P8"><text:span text:style-name="T9">Write a code snippet using </text:span><text:span text:style-name="Source_20_Text"><text:span text:style-name="T9">break</text:span></text:span><text:span text:style-name="T9"> to exit a loop when the user inputs </text:span><text:span text:style-name="Source_20_Text"><text:span text:style-name="T9">0</text:span></text:span><text:span text:style-name="T9">. Add comments explaining the break condition.</text:span></text:p>
        </text:list-item>
      </text:list>
      <text:p text:style-name="P14"/>
      <text:h text:style-name="P16" text:outline-level="3"><text:span text:style-name="Strong_20_Emphasis"><text:span text:style-name="T9"/></text:span></text:h>
      <text:h text:style-name="P16" text:outline-level="3"><text:span text:style-name="Strong_20_Emphasis"><text:span text:style-name="T8">Section C:</text:span></text:span><text:span text:style-name="Strong_20_Emphasis"><text:span text:style-name="T9"> </text:span></text:span><text:span text:style-name="Strong_20_Emphasis"><text:span text:style-name="T4">Programming Problems</text:span></text:span></text:h>
      <text:list xml:id="list1628864434" text:style-name="L5">
        <text:list-item>
          <text:p text:style-name="P9"><text:span text:style-name="Strong_20_Emphasis"><text:span text:style-name="T9">Student Grade Calculator</text:span></text:span><text:span text:style-name="T9"><text:line-break/>Write a program that accepts a student's score (0–100) and prints the grade using this scale:</text:span></text:p>
          <text:list>
            <text:list-item>
              <text:p text:style-name="P2">90–100: Grade A</text:p>
            </text:list-item>
            <text:list-item>
              <text:p text:style-name="P2">80–89: Grade B</text:p>
            </text:list-item>
            <text:list-item>
              <text:p text:style-name="P2"><text:soft-page-break/>70–79: Grade C</text:p>
            </text:list-item>
            <text:list-item>
              <text:p text:style-name="P9"><text:span text:style-name="T9">Below 70: Fail<text:line-break/>Use </text:span><text:span text:style-name="Source_20_Text"><text:span text:style-name="T9">if-elif-else</text:span></text:span><text:span text:style-name="T9"> and add comments for each condition.</text:span></text:p>
            </text:list-item>
          </text:list>
        </text:list-item>
        <text:list-item>
          <text:p text:style-name="P9"><text:span text:style-name="Strong_20_Emphasis"><text:span text:style-name="T9">Simple Calculator</text:span></text:span><text:span text:style-name="T9"><text:line-break/>Create a program that:</text:span></text:p>
          <text:list>
            <text:list-item>
              <text:p text:style-name="P9"><text:span text:style-name="T9">Asks the user to enter two numbers and an operator (</text:span><text:span text:style-name="Source_20_Text"><text:span text:style-name="T9">+</text:span></text:span><text:span text:style-name="T9">, </text:span><text:span text:style-name="Source_20_Text"><text:span text:style-name="T9">-</text:span></text:span><text:span text:style-name="T9">, </text:span><text:span text:style-name="Source_20_Text"><text:span text:style-name="T9">*</text:span></text:span><text:span text:style-name="T9">, </text:span><text:span text:style-name="Source_20_Text"><text:span text:style-name="T9">/</text:span></text:span><text:span text:style-name="T9">)</text:span></text:p>
            </text:list-item>
            <text:list-item>
              <text:p text:style-name="P2">Performs the operation and displays the result</text:p>
            </text:list-item>
            <text:list-item>
              <text:p text:style-name="P9"><text:span text:style-name="T9">Use </text:span><text:span text:style-name="Source_20_Text"><text:span text:style-name="T9">if-elif</text:span></text:span><text:span text:style-name="T9"> to handle the operation</text:span></text:p>
            </text:list-item>
            <text:list-item>
              <text:p text:style-name="P2">Include comments explaining operator usage</text:p>
            </text:list-item>
          </text:list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Times New Roman" fo:font-family="'Times New Roman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1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23T16:31:18.511000000</meta:creation-date>
    <dc:date>2025-05-23T17:03:02.202000000</dc:date>
    <meta:editing-duration>PT8M2S</meta:editing-duration>
    <meta:editing-cycles>1</meta:editing-cycles>
    <meta:document-statistic meta:table-count="0" meta:image-count="0" meta:object-count="0" meta:page-count="3" meta:paragraph-count="40" meta:word-count="392" meta:character-count="2252" meta:non-whitespace-character-count="1817"/>
    <meta:generator>Neat_Office/6.2.8.2$Windows_x86 LibreOffice_project/</meta:generator>
  </office:meta>
</office:document-meta>
</file>